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900000233F72EC98B.jpg" manifest:media-type="image/jpeg"/>
  <manifest:file-entry manifest:full-path="Pictures/10000000000003DD00000234A28A460D.jpg" manifest:media-type="image/jpeg"/>
  <manifest:file-entry manifest:full-path="Pictures/10000000000004950000028866CC82C5.jpg" manifest:media-type="image/jpeg"/>
  <manifest:file-entry manifest:full-path="Pictures/1000000100000060000000768C268E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T1" style:family="text">
      <style:text-properties fo:color="#000000" loext:opacity="100%" style:font-name="Symbol" fo:font-size="14.1000003814697pt" fo:font-weight="normal" style:font-name-asian="Symbol" style:font-size-asian="14.1000003814697pt" style:font-weight-asian="normal" style:font-name-complex="Symbol" style:font-size-complex="14.1000003814697pt" style:font-weight-complex="normal"/>
    </style:style>
    <style:style style:name="T2" style:family="text">
      <style:text-properties fo:color="#000000" loext:opacity="100%" style:font-name="Arial" fo:font-size="14.1000003814697pt" fo:font-weight="normal" style:font-name-asian="Arial" style:font-size-asian="14.1000003814697pt" style:font-weight-asian="normal" style:font-name-complex="Arial" style:font-size-complex="14.1000003814697pt" style:font-weight-complex="normal"/>
    </style:style>
    <style:style style:name="T3" style:family="text">
      <style:text-properties fo:color="#000000" loext:opacity="100%" style:font-name="Calibri" fo:font-size="14.1000003814697pt" fo:font-weight="normal" style:font-name-asian="Calibri" style:font-size-asian="14.1000003814697pt" style:font-weight-asian="normal" style:font-name-complex="Calibri" style:font-size-complex="14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94cm" svg:height="0.611cm" svg:x="2.54cm" svg:y="2.542cm">
          <draw:text-box>
            <text:p text:style-name="P1"><text:span text:style-name="T1">•</text:span></text:p>
          </draw:text-box>
        </draw:frame>
        <draw:frame draw:style-name="gr1" draw:text-style-name="P2" draw:layer="layout" svg:width="0.494cm" svg:height="0.556cm" svg:x="2.769cm" svg:y="2.59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455cm" svg:height="0.497cm" svg:x="3.294cm" svg:y="2.669cm">
          <draw:text-box>
            <text:p text:style-name="P1"><text:span text:style-name="T3">Dolphin Tunnel : 3 Camera </text:span></text:p>
          </draw:text-box>
        </draw:frame>
        <draw:frame draw:style-name="gr1" draw:text-style-name="P2" draw:layer="layout" svg:width="0.494cm" svg:height="0.497cm" svg:x="14.514cm" svg:y="9.25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94cm" svg:height="0.497cm" svg:x="24.959cm" svg:y="9.25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94cm" svg:height="0.497cm" svg:x="20.665cm" svg:y="17.0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1.191cm" svg:height="6.381cm" svg:x="3.291cm" svg:y="3.224cm">
          <draw:image xlink:href="Pictures/10000000000003DD00000234A28A460D.jpg" xlink:type="simple" xlink:show="embed" xlink:actuate="onLoad" draw:mime-type="image/jpeg">
            <text:p/>
          </draw:image>
        </draw:frame>
        <draw:frame draw:style-name="gr2" draw:text-style-name="P3" draw:layer="layout" svg:width="10.335cm" svg:height="6.409cm" svg:x="14.622cm" svg:y="3.217cm">
          <draw:image xlink:href="Pictures/100000000000038900000233F72EC98B.jpg" xlink:type="simple" xlink:show="embed" xlink:actuate="onLoad" draw:mime-type="image/jpeg">
            <text:p/>
          </draw:image>
        </draw:frame>
        <draw:frame draw:style-name="gr2" draw:text-style-name="P3" draw:layer="layout" svg:width="13.374cm" svg:height="7.42cm" svg:x="7.276cm" svg:y="9.957cm">
          <draw:image xlink:href="Pictures/10000000000004950000028866CC82C5.jpg" xlink:type="simple" xlink:show="embed" xlink:actuate="onLoad" draw:mime-type="image/jpeg">
            <text:p/>
          </draw:image>
        </draw:frame>
        <draw:frame draw:style-name="gr2" draw:text-style-name="P3" draw:layer="layout" svg:width="1.692cm" svg:height="2.08cm" svg:x="23.319cm" svg:y="16.069cm">
          <draw:image xlink:href="Pictures/1000000100000060000000768C268E84.png" xlink:type="simple" xlink:show="embed" xlink:actuate="onLoad" draw:mime-type="image/png">
            <text:p/>
          </draw:image>
        </draw:frame>
        <draw:frame draw:style-name="gr1" draw:text-style-name="P2" draw:layer="layout" svg:width="0.494cm" svg:height="0.497cm" svg:x="13.972cm" svg:y="17.8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8.552cm" svg:height="0.937cm" svg:x="3.209cm" svg:y="18.738cm">
          <draw:text-box>
            <text:p>Pemindahan 3 cctv kabel tidak cukup perlu disambu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18T14:56:16.668000000</dc:date>
    <dc:creator>I Putu Gede Sujarta Jaya</dc:creator>
    <meta:editing-duration>PT46S</meta:editing-duration>
    <meta:editing-cycles>1</meta:editing-cycles>
    <meta:document-statistic meta:object-count="12"/>
    <meta:generator>LibreOffice/24.2.5.2$Windows_X86_64 LibreOffice_project/bffef4ea93e59bebbeaf7f431bb02b1a39ee8a59</meta:generator>
  </office:meta>
</office:document-meta>
</file>